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17cm" table:align="margins"/>
    </style:style>
    <style:style style:name="Table2.A" style:family="table-column">
      <style:table-column-properties style:column-width="17cm" style:rel-column-width="65535*"/>
    </style:style>
    <style:style style:name="Table2.A1" style:family="table-cell">
      <style:table-cell-properties fo:padding="0.097cm" fo:border="0.05pt solid #000000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8.5cm" style:rel-column-width="32767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6.087cm" table:align="left"/>
    </style:style>
    <style:style style:name="Table4.A" style:family="table-column">
      <style:table-column-properties style:column-width="0.688cm"/>
    </style:style>
    <style:style style:name="Table4.B" style:family="table-column">
      <style:table-column-properties style:column-width="2.91cm"/>
    </style:style>
    <style:style style:name="Table4.C" style:family="table-column">
      <style:table-column-properties style:column-width="0.714cm"/>
    </style:style>
    <style:style style:name="Table4.D" style:family="table-column">
      <style:table-column-properties style:column-width="0.423cm"/>
    </style:style>
    <style:style style:name="Table4.E" style:family="table-column">
      <style:table-column-properties style:column-width="0.143cm"/>
    </style:style>
    <style:style style:name="Table4.F" style:family="table-column">
      <style:table-column-properties style:column-width="0.266cm"/>
    </style:style>
    <style:style style:name="Table4.G" style:family="table-column">
      <style:table-column-properties style:column-width="0.889cm"/>
    </style:style>
    <style:style style:name="Table4.H" style:family="table-column">
      <style:table-column-properties style:column-width="0.289cm"/>
    </style:style>
    <style:style style:name="Table4.I" style:family="table-column">
      <style:table-column-properties style:column-width="9.763cm"/>
    </style:style>
    <style:style style:name="Table4.A1" style:family="table-cell">
      <style:table-cell-properties fo:padding="0.097cm" fo:border="none"/>
    </style:style>
    <style:style style:name="Table4.A4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D4" style:family="table-cell">
      <style:table-cell-properties fo:padding="0.097cm" fo:border="0.05pt solid #000000"/>
    </style:style>
    <style:style style:name="Table4.A5" style:family="table-cell">
      <style:table-cell-properties fo:padding="0.097cm" fo:border-left="0.05pt solid #000000" fo:border-right="none" fo:border-top="none" fo:border-bottom="0.05pt solid #000000"/>
    </style:style>
    <style:style style:name="Table4.D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paragraph-properties fo:text-align="start" style:justify-single-word="false"/>
    </style:style>
    <style:style style:name="P3" style:family="paragraph" style:parent-style-name="Table_20_Contents">
      <style:text-properties fo:font-weight="normal" style:font-weight-asian="normal" style:font-weight-complex="normal"/>
    </style:style>
    <style:style style:name="P4" style:family="paragraph" style:parent-style-name="Table_20_Contents">
      <style:text-properties fo:font-weight="bold" style:font-weight-asian="bold" style:font-weight-complex="bold"/>
    </style:style>
    <style:style style:name="P5" style:family="paragraph" style:parent-style-name="Text_20_body" style:master-page-name="First_20_Page">
      <style:paragraph-properties style:page-number="auto"/>
    </style:style>
    <style:style style:name="P6" style:family="paragraph" style:parent-style-name="Text_20_body"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text-input text:description="&lt;setLang(user.lang or 'fr_FR')&gt;">&lt;setLang(user.lang or 'fr_FR')&gt;</text:text-input></text:p>
      <text:p text:style-name="P1"><text:span text:style-name="T2">COMPTE RENDU DE CONSULTATION</text:span> </text:p>
      <text:p text:style-name="P1">Du : <text:span text:style-name="T1"><text:text-input text:description="&lt;formatLang(o.date,date=True)&gt;">&lt;formatLang(o.date,date=True)&gt;</text:text-input></text:span></text:p>
      <text:p text:style-name="P2"><text:span text:style-name="T1"><text:text-input text:description="&lt;o.partner_id.fullname&gt;">Fullname</text:text-input></text:span><text:span text:style-name="T1">, </text:span><text:span text:style-name="T1"><text:text-input text:description="&lt;if test=&quot;o.partner_id.gender=='M'&quot;&gt;">&lt;if test="o.partner_id.gender=='M'"&gt;</text:text-input></text:span><text:span text:style-name="T1"> né le: </text:span><text:span text:style-name="T1"><text:text-input text:description="&lt;/if&gt;">&lt;/if&gt;</text:text-input></text:span><text:span text:style-name="T1"> </text:span><text:span text:style-name="T1"><text:text-input text:description="&lt;if test=&quot;o.partner_id.gender=='F'&quot;&gt;">&lt;if test="o.partner_id.gender=='F'"&gt;</text:text-input></text:span><text:span text:style-name="T1"> née le:</text:span><text:span text:style-name="T1"><text:text-input text:description="&lt;/if&gt;">&lt;/if&gt;</text:text-input></text:span><text:span text:style-name="T1"> </text:span><text:span text:style-name="T1"><text:text-input text:description="&lt;formatLang(o.partner_id.dob,date=True)&gt;">&lt;formatLang(o.partner_id.dob,date=True)&gt;</text:text-input></text:span></text:p>
      <text:p text:style-name="P6"/>
      <table:table table:name="Table2" table:style-name="Table2">
        <table:table-column table:style-name="Table2.A"/>
        <table:table-row>
          <table:table-cell table:style-name="Table2.A1" office:value-type="string">
            <text:p text:style-name="Text_20_body">Motif de consultation : <text:text-input text:description="&lt;o.motive.name&gt;">&lt;o.motive.name&gt;</text:text-input></text:p>
            <text:p text:style-name="Text_20_body"><text:text-input text:description="&lt;o.motive_comment&gt;">&lt;o.motive_comment&gt;</text:text-input></text:p>
            <text:p text:style-name="Text_20_body"><text:text-input text:description="&lt;if test='o.chief_complaint'&gt;">&lt;if test='o.chief_complaint'&gt;</text:text-input>Plainte : <text:text-input text:description="&lt;o.chief_complaint&gt;">&lt;o.chief_complaint&gt;</text:text-input><text:text-input text:description="&lt;/if&gt;">&lt;/if&gt;</text:text-input></text:p>
            <text:p text:style-name="Text_20_body"><text:text-input text:description="&lt;if test='o.mh'&gt;">&lt;if test='o.mh'&gt;</text:text-input>Antécédants médicaux : <text:text-input text:description="&lt;o.mh&gt;">&lt;o.mh&gt;</text:text-input><text:text-input text:description="&lt;/if&gt;">&lt;/if&gt;</text:text-input></text:p>
          </table:table-cell>
        </table:table-row>
      </table:table>
      <text:p text:style-name="Text_20_body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ext_20_body">OD</text:p>
          </table:table-cell>
          <table:table-cell table:style-name="Table1.B1" office:value-type="string">
            <text:p text:style-name="Text_20_body">OG</text:p>
          </table:table-cell>
        </table:table-row>
        <table:table-row>
          <table:table-cell table:style-name="Table1.A2" table:number-columns-spanned="2" office:value-type="string">
            <text:p text:style-name="Text_20_body"><text:text-input text:description="&lt;for each='line in o.sle_ids'&gt;">loop on sle_ids</text:text-input></text:p>
          </table:table-cell>
          <table:covered-table-cell/>
        </table:table-row>
        <table:table-row>
          <table:table-cell table:style-name="Table1.A3" office:value-type="string">
            <text:p text:style-name="Text_20_body"><text:text-input text:description="&lt;line.as_od&gt;">&lt;line.as_od&gt;</text:text-input></text:p>
          </table:table-cell>
          <table:table-cell table:style-name="Table1.A2" office:value-type="string">
            <text:p text:style-name="Text_20_body"><text:text-input text:description="&lt;line.as_os&gt;">&lt;line.as_os&gt;</text:text-input></text:p>
          </table:table-cell>
        </table:table-row>
        <table:table-row>
          <table:table-cell table:style-name="Table1.A3" office:value-type="string">
            <text:p text:style-name="Text_20_body"><text:text-input text:description="&lt;line.ps_od&gt;">&lt;line.ps_od&gt;</text:text-input></text:p>
          </table:table-cell>
          <table:table-cell table:style-name="Table1.A2" office:value-type="string">
            <text:p text:style-name="Text_20_body"><text:text-input text:description="&lt;line.ps_os&gt;">&lt;line.ps_os&gt;</text:text-input></text:p>
          </table:table-cell>
        </table:table-row>
        <table:table-row>
          <table:table-cell table:style-name="Table1.A2" table:number-columns-spanned="2" office:value-type="string">
            <text:p text:style-name="Text_20_body"><text:text-input text:description="&lt;/for&gt;">close loop</text:text-input></text:p>
          </table:table-cell>
          <table:covered-table-cell/>
        </table:table-row>
      </table:table>
      <table:table table:name="Table3" table:style-name="Table3">
        <table:table-column table:style-name="Table3.A" table:number-columns-repeated="2"/>
        <table:table-row>
          <table:table-cell table:style-name="Table3.A1" office:value-type="string">
            <text:p text:style-name="Table_20_Contents"/>
          </table:table-cell>
          <table:table-cell table:style-name="Table3.B1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B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B2" office:value-type="string">
            <text:p text:style-name="Table_20_Contents"/>
          </table:table-cell>
        </table:table-row>
      </table:table>
      <text:p text:style-name="Text_20_body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column table:style-name="Table4.H"/>
        <table:table-column table:style-name="Table4.I"/>
        <table:table-row>
          <table:table-cell table:style-name="Table4.A1" table:number-columns-spanned="2" office:value-type="string">
            <text:p text:style-name="Table_20_Contents"><text:text-input text:description="&lt;for each='line in o.refraction_ids'&gt;">Loop on refraction_ids</text:text-input></text:p>
          </table:table-cell>
          <table:covered-table-cell/>
          <table:table-cell table:style-name="Table4.A1" office:value-type="string">
            <text:p text:style-name="Table_20_Contents"/>
          </table:table-cell>
          <table:table-cell table:style-name="Table4.A1" office:value-type="string">
            <text:p text:style-name="Table_20_Contents"/>
          </table:table-cell>
          <table:table-cell table:style-name="Table4.A1" office:value-type="string">
            <text:p text:style-name="Table_20_Contents"/>
          </table:table-cell>
          <table:table-cell table:style-name="Table4.A1" office:value-type="string">
            <text:p text:style-name="Table_20_Contents"/>
          </table:table-cell>
          <table:table-cell table:style-name="Table4.A1" office:value-type="string">
            <text:p text:style-name="Table_20_Contents"/>
          </table:table-cell>
          <table:table-cell table:style-name="Table4.A1" office:value-type="string">
            <text:p text:style-name="Table_20_Contents"/>
          </table:table-cell>
          <table:table-cell table:style-name="Table4.A1" office:value-type="string">
            <text:p text:style-name="Table_20_Contents"/>
          </table:table-cell>
        </table:table-row>
        <table:table-row>
          <table:table-cell table:style-name="Table4.A1" table:number-columns-spanned="2" office:value-type="string">
            <text:p text:style-name="Table_20_Contents"><text:text-input text:description="&lt;if test=&quot;line.va_type=='BCVA'&quot;&gt;">if BCVA</text:text-input></text:p>
          </table:table-cell>
          <table:covered-table-cell/>
          <table:table-cell table:style-name="Table4.A1" office:value-type="string">
            <text:p text:style-name="P4"/>
          </table:table-cell>
          <table:table-cell table:style-name="Table4.A1" office:value-type="string">
            <text:p text:style-name="Table_20_Contents"/>
          </table:table-cell>
          <table:table-cell table:style-name="Table4.A1" office:value-type="string">
            <text:p text:style-name="Table_20_Contents"/>
          </table:table-cell>
          <table:table-cell table:style-name="Table4.A1" office:value-type="string">
            <text:p text:style-name="Table_20_Contents"/>
          </table:table-cell>
          <table:table-cell table:style-name="Table4.A1" office:value-type="string">
            <text:p text:style-name="Table_20_Contents"/>
          </table:table-cell>
          <table:table-cell table:style-name="Table4.A1" office:value-type="string">
            <text:p text:style-name="Table_20_Contents"/>
          </table:table-cell>
          <table:table-cell table:style-name="Table4.A1" office:value-type="string">
            <text:p text:style-name="Table_20_Contents"/>
          </table:table-cell>
        </table:table-row>
        <table:table-row>
          <table:table-cell table:style-name="Table4.A1" table:number-columns-spanned="2" office:value-type="string">
            <text:p text:style-name="Table_20_Contents"><text:span text:style-name="T2">MAVAC</text:span></text:p>
          </table:table-cell>
          <table:covered-table-cell/>
          <table:table-cell table:style-name="Table4.A1" office:value-type="string">
            <text:p text:style-name="P4"/>
          </table:table-cell>
          <table:table-cell table:style-name="Table4.A1" office:value-type="string">
            <text:p text:style-name="Table_20_Contents"/>
          </table:table-cell>
          <table:table-cell table:style-name="Table4.A1" office:value-type="string">
            <text:p text:style-name="Table_20_Contents"/>
          </table:table-cell>
          <table:table-cell table:style-name="Table4.A1" office:value-type="string">
            <text:p text:style-name="Table_20_Contents"/>
          </table:table-cell>
          <table:table-cell table:style-name="Table4.A1" office:value-type="string">
            <text:p text:style-name="Table_20_Contents"/>
          </table:table-cell>
          <table:table-cell table:style-name="Table4.A1" office:value-type="string">
            <text:p text:style-name="Table_20_Contents"/>
          </table:table-cell>
          <table:table-cell table:style-name="Table4.A1" office:value-type="string">
            <text:p text:style-name="Table_20_Contents"/>
          </table:table-cell>
        </table:table-row>
        <table:table-row>
          <table:table-cell table:style-name="Table4.A4" office:value-type="string">
            <text:p text:style-name="Contents_20_1">OD </text:p>
          </table:table-cell>
          <table:table-cell table:style-name="Table4.A4" office:value-type="string">
            <text:p text:style-name="Contents_20_1"><text:text-input text:description="&lt;line.va_od&gt;">va_od</text:text-input></text:p>
          </table:table-cell>
          <table:table-cell table:style-name="Table4.A4" office:value-type="string">
            <text:p text:style-name="Contents_20_1"><text:text-input text:description="&lt;line.nv_od&gt;">nv_od</text:text-input></text:p>
          </table:table-cell>
          <table:table-cell table:style-name="Table4.D4" table:number-columns-spanned="6" office:value-type="string">
            <text:p text:style-name="Contents_20_1"><text:text-input text:description="&lt;if test=&quot;line.sph_od == False&quot;&gt;">&lt;if test="line.sph_od == False"&gt;</text:text-input>plan<text:span text:style-name="T1"><text:text-input text:description="&lt;/if&gt;">Close if</text:text-input></text:span><text:span text:style-name="T1"><text:text-input text:description="&lt;line.sph_od&gt;">sph_od</text:text-input></text:span><text:text-input text:description="&lt;if test=&quot;line.cyl_od == False&quot;&gt;">&lt;if test="line.cyl_od == False"&gt;</text:text-input>/<text:span text:style-name="T1"><text:text-input text:description="&lt;/if&gt;">Close if</text:text-input></text:span><text:span text:style-name="T1"><text:text-input text:description="&lt;if test=&quot;line.cyl_od != False&quot;&gt;">&lt;if test="line.cyl_od != False"&gt;</text:text-input></text:span>(<text:text-input text:description="&lt;line.cyl_od&gt;">cyl_od</text:text-input>)<text:text-input text:description="&lt;/if&gt;">Close if</text:text-input> à<text:text-input text:description="&lt;if test=&quot;line.axis_od == False&quot;&gt;">&lt;if test="line.axis_od == False"&gt;</text:text-input>/<text:span text:style-name="T1"><text:text-input text:description="&lt;/if&gt;">Close if</text:text-input></text:span><text:text-input text:description="&lt;line.axis_od&gt;">axis_od</text:text-input>° Add <text:text-input text:description="&lt;line.add_od&gt;">add_od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4.A5" office:value-type="string">
            <text:p text:style-name="Contents_20_1">OG </text:p>
          </table:table-cell>
          <table:table-cell table:style-name="Table4.A5" office:value-type="string">
            <text:p text:style-name="Contents_20_1"><text:text-input text:description="&lt;line.va_os&gt;">va_os</text:text-input></text:p>
          </table:table-cell>
          <table:table-cell table:style-name="Table4.A5" office:value-type="string">
            <text:p text:style-name="Contents_20_1"><text:text-input text:description="&lt;line.nv_os&gt;">nv_os</text:text-input></text:p>
          </table:table-cell>
          <table:table-cell table:style-name="Table4.D5" table:number-columns-spanned="6" office:value-type="string">
            <text:p text:style-name="Contents_20_1"><text:text-input text:description="&lt;if test=&quot;line.sph_os == False&quot;&gt;">&lt;if test="line.sph_os == False"&gt;</text:text-input>plan<text:span text:style-name="T1"><text:text-input text:description="&lt;/if&gt;">Close if</text:text-input></text:span><text:text-input text:description="&lt;line.sph_os&gt;">sph_os</text:text-input><text:text-input text:description="&lt;if test=&quot;line.cyl_os == False&quot;&gt;">&lt;if test="line.cyl_os == False"&gt;</text:text-input>/<text:span text:style-name="T1"><text:text-input text:description="&lt;/if&gt;">Close if</text:text-input></text:span><text:span text:style-name="T1"><text:text-input text:description="&lt;if test=&quot;line.cyl_os != False&quot;&gt;">&lt;if test="line.cyl_os != False"&gt;</text:text-input></text:span>(<text:text-input text:description="&lt;line.cyl_os&gt;">cyl_os</text:text-input>)<text:text-input text:description="&lt;/if&gt;">Close if</text:text-input>à<text:text-input text:description="&lt;if test=&quot;line.axis_os == False&quot;&gt;">&lt;if test="line.axis_os == False"&gt;</text:text-input>/<text:span text:style-name="T1"><text:text-input text:description="&lt;/if&gt;">Close if</text:text-input></text:span><text:text-input text:description="&lt;line.axis_os&gt;">axis_os</text:text-input>°Add <text:text-input text:description="&lt;line.add_os&gt;">add_os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4.A1" office:value-type="string">
            <text:p text:style-name="P3"><text:text-input text:description="&lt;/if&gt;">Close if</text:text-input></text:p>
          </table:table-cell>
          <table:table-cell table:style-name="Table4.A1" office:value-type="string">
            <text:p text:style-name="P3"/>
          </table:table-cell>
          <table:table-cell table:style-name="Table4.A1" office:value-type="string">
            <text:p text:style-name="P3"/>
          </table:table-cell>
          <table:table-cell table:style-name="Table4.A1" office:value-type="string">
            <text:p text:style-name="Table_20_Contents"/>
          </table:table-cell>
          <table:table-cell table:style-name="Table4.A1" office:value-type="string">
            <text:p text:style-name="Table_20_Contents"/>
          </table:table-cell>
          <table:table-cell table:style-name="Table4.A1" office:value-type="string">
            <text:p text:style-name="Table_20_Contents"/>
          </table:table-cell>
          <table:table-cell table:style-name="Table4.A1" office:value-type="string">
            <text:p text:style-name="Table_20_Contents"/>
          </table:table-cell>
          <table:table-cell table:style-name="Table4.A1" office:value-type="string">
            <text:p text:style-name="Table_20_Contents"/>
          </table:table-cell>
          <table:table-cell table:style-name="Table4.A1" office:value-type="string">
            <text:p text:style-name="Table_20_Contents"/>
          </table:table-cell>
        </table:table-row>
        <table:table-row>
          <table:table-cell table:style-name="Table4.A1" office:value-type="string">
            <text:p text:style-name="Table_20_Contents"><text:text-input text:description="&lt;/for&gt;">Close loop</text:text-input></text:p>
          </table:table-cell>
          <table:table-cell table:style-name="Table4.A1" office:value-type="string">
            <text:p text:style-name="Table_20_Contents"/>
          </table:table-cell>
          <table:table-cell table:style-name="Table4.A1" office:value-type="string">
            <text:p text:style-name="Table_20_Contents"/>
          </table:table-cell>
          <table:table-cell table:style-name="Table4.A1" office:value-type="string">
            <text:p text:style-name="Table_20_Contents"/>
          </table:table-cell>
          <table:table-cell table:style-name="Table4.A1" office:value-type="string">
            <text:p text:style-name="Table_20_Contents"/>
          </table:table-cell>
          <table:table-cell table:style-name="Table4.A1" office:value-type="string">
            <text:p text:style-name="Table_20_Contents"/>
          </table:table-cell>
          <table:table-cell table:style-name="Table4.A1" office:value-type="string">
            <text:p text:style-name="Table_20_Contents"/>
          </table:table-cell>
          <table:table-cell table:style-name="Table4.A1" office:value-type="string">
            <text:p text:style-name="Table_20_Contents"/>
          </table:table-cell>
          <table:table-cell table:style-name="Table4.A1" office:value-type="string">
            <text:p text:style-name="Table_20_Contents"/>
          </table:table-cell>
        </table:table-row>
      </table:table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background-color="transparent" style:shadow="none">
        <style:tab-stops/>
        <style:background-image/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xt" style:family="paragraph" style:parent-style-name="Caption" style:class="extra">
      <style:text-properties style:font-name="DejaVu Sans" fo:font-style="normal" style:font-weight-asian="normal"/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size="8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21T00:33:35</meta:creation-date>
    <meta:generator>LibreOffice/3.5$Linux_X86_64 LibreOffice_project/350m1$Build-2</meta:generator>
    <dc:date>2015-06-24T15:33:50</dc:date>
    <meta:editing-duration>P1DT2H29M25S</meta:editing-duration>
    <meta:editing-cycles>192</meta:editing-cycles>
    <dc:creator>L. FRANCOIS</dc:creator>
    <meta:printed-by>L. FRANCOIS</meta:printed-by>
    <meta:print-date>2015-06-24T15:28:02</meta:print-date>
    <meta:document-statistic meta:table-count="4" meta:image-count="0" meta:object-count="0" meta:page-count="2" meta:paragraph-count="29" meta:word-count="101" meta:character-count="972" meta:non-whitespace-character-count="897"/>
  </office:meta>
</office:document-meta>
</file>